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3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3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style-name="ce27" table:formula="of:=[.H32]+[.G33]" office:value-type="float" office:value="15557" calcext:value-type="float">
            <text:p>15557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3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style-name="ce27" table:formula="of:=[.H33]+[.G34]" office:value-type="float" office:value="15926" calcext:value-type="float">
            <text:p>15926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3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table:number-columns-repeated="2"/>
          <table:table-cell table:formula="of:=[.F34]+[.E35]" office:value-type="float" office:value="2192" calcext:value-type="float">
            <text:p>2192</text:p>
          </table:table-cell>
          <table:table-cell/>
          <table:table-cell table:style-name="ce27" table:formula="of:=[.H34]+[.G35]" office:value-type="float" office:value="15926" calcext:value-type="float">
            <text:p>15926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0" calcext:value-type="currency">
            <text:p>0,00 €</text:p>
          </table:table-cell>
          <table:table-cell table:style-name="ce28" table:formula="of:=[.N34]+[.M35]" office:value-type="currency" office:currency="EUR" office:value="750.82" calcext:value-type="currency">
            <text:p>750,82 €</text:p>
          </table:table-cell>
          <table:table-cell table:style-name="ce29" table:formula="of:=[.A35]*budgetjour-[.N35]" office:value-type="currency" office:currency="EUR" office:value="269.18" calcext:value-type="currency">
            <text:p>26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3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2192" calcext:value-type="float">
            <text:p>2192</text:p>
          </table:table-cell>
          <table:table-cell/>
          <table:table-cell table:style-name="ce27" table:formula="of:=[.H35]+[.G36]" office:value-type="float" office:value="15926" calcext:value-type="float">
            <text:p>15926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50.82" calcext:value-type="currency">
            <text:p>750,82 €</text:p>
          </table:table-cell>
          <table:table-cell table:style-name="ce29" table:formula="of:=[.A36]*budgetjour-[.N36]" office:value-type="currency" office:currency="EUR" office:value="299.18" calcext:value-type="currency">
            <text:p>29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3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2192" calcext:value-type="float">
            <text:p>2192</text:p>
          </table:table-cell>
          <table:table-cell/>
          <table:table-cell table:style-name="ce27" table:formula="of:=[.H36]+[.G37]" office:value-type="float" office:value="15926" calcext:value-type="float">
            <text:p>15926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50.82" calcext:value-type="currency">
            <text:p>750,82 €</text:p>
          </table:table-cell>
          <table:table-cell table:style-name="ce29" table:formula="of:=[.A37]*budgetjour-[.N37]" office:value-type="currency" office:currency="EUR" office:value="329.18" calcext:value-type="currency">
            <text:p>32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3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2192" calcext:value-type="float">
            <text:p>2192</text:p>
          </table:table-cell>
          <table:table-cell/>
          <table:table-cell table:style-name="ce27" table:formula="of:=[.H37]+[.G38]" office:value-type="float" office:value="15926" calcext:value-type="float">
            <text:p>15926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50.82" calcext:value-type="currency">
            <text:p>750,82 €</text:p>
          </table:table-cell>
          <table:table-cell table:style-name="ce29" table:formula="of:=[.A38]*budgetjour-[.N38]" office:value-type="currency" office:currency="EUR" office:value="359.18" calcext:value-type="currency">
            <text:p>35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3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192" calcext:value-type="float">
            <text:p>2192</text:p>
          </table:table-cell>
          <table:table-cell/>
          <table:table-cell table:style-name="ce27" table:formula="of:=[.H38]+[.G39]" office:value-type="float" office:value="15926" calcext:value-type="float">
            <text:p>15926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0" calcext:value-type="currency">
            <text:p>0,00 €</text:p>
          </table:table-cell>
          <table:table-cell table:style-name="ce28" table:formula="of:=[.N38]+[.M39]" office:value-type="currency" office:currency="EUR" office:value="750.82" calcext:value-type="currency">
            <text:p>750,82 €</text:p>
          </table:table-cell>
          <table:table-cell table:style-name="ce29" table:formula="of:=[.A39]*budgetjour-[.N39]" office:value-type="currency" office:currency="EUR" office:value="389.18" calcext:value-type="currency">
            <text:p>38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3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192" calcext:value-type="float">
            <text:p>2192</text:p>
          </table:table-cell>
          <table:table-cell/>
          <table:table-cell table:style-name="ce27" table:formula="of:=[.H39]+[.G40]" office:value-type="float" office:value="15926" calcext:value-type="float">
            <text:p>15926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0" calcext:value-type="currency">
            <text:p>0,00 €</text:p>
          </table:table-cell>
          <table:table-cell table:style-name="ce28" table:formula="of:=[.N39]+[.M40]" office:value-type="currency" office:currency="EUR" office:value="750.82" calcext:value-type="currency">
            <text:p>750,82 €</text:p>
          </table:table-cell>
          <table:table-cell table:style-name="ce29" table:formula="of:=[.A40]*budgetjour-[.N40]" office:value-type="currency" office:currency="EUR" office:value="419.18" calcext:value-type="currency">
            <text:p>41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3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float" office:value="0" calcext:value-type="float">
            <text:p>0</text:p>
          </table:table-cell>
          <table:table-cell table:number-columns-repeated="2"/>
          <table:table-cell table:formula="of:=[.F40]+[.E41]" office:value-type="float" office:value="2192" calcext:value-type="float">
            <text:p>2192</text:p>
          </table:table-cell>
          <table:table-cell/>
          <table:table-cell table:style-name="ce27" table:formula="of:=[.H40]+[.G41]" office:value-type="float" office:value="15926" calcext:value-type="float">
            <text:p>15926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0" calcext:value-type="currency">
            <text:p>0,00 €</text:p>
          </table:table-cell>
          <table:table-cell table:style-name="ce28" table:formula="of:=[.N40]+[.M41]" office:value-type="currency" office:currency="EUR" office:value="750.82" calcext:value-type="currency">
            <text:p>750,82 €</text:p>
          </table:table-cell>
          <table:table-cell table:style-name="ce29" table:formula="of:=[.A41]*budgetjour-[.N41]" office:value-type="currency" office:currency="EUR" office:value="449.18" calcext:value-type="currency">
            <text:p>44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3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192" calcext:value-type="float">
            <text:p>2192</text:p>
          </table:table-cell>
          <table:table-cell/>
          <table:table-cell table:style-name="ce27" table:formula="of:=[.H41]+[.G42]" office:value-type="float" office:value="15926" calcext:value-type="float">
            <text:p>15926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0" calcext:value-type="currency">
            <text:p>0,00 €</text:p>
          </table:table-cell>
          <table:table-cell table:style-name="ce28" table:formula="of:=[.N41]+[.M42]" office:value-type="currency" office:currency="EUR" office:value="750.82" calcext:value-type="currency">
            <text:p>750,82 €</text:p>
          </table:table-cell>
          <table:table-cell table:style-name="ce29" table:formula="of:=[.A42]*budgetjour-[.N42]" office:value-type="currency" office:currency="EUR" office:value="479.18" calcext:value-type="currency">
            <text:p>47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3"/>
          <table:table-cell table:number-columns-repeated="10"/>
          <table:table-cell table:style-name="ce28"/>
          <table:table-cell/>
          <table:table-cell table:style-name="ce28"/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42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9:57:47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3T22:45:54.670000000</dc:date>
    <meta:editing-duration>P4DT5H23M31S</meta:editing-duration>
    <meta:editing-cycles>75</meta:editing-cycles>
    <meta:generator>LibreOffice/7.1.2.2$Windows_X86_64 LibreOffice_project/8a45595d069ef5570103caea1b71cc9d82b2aae4</meta:generator>
    <meta:document-statistic meta:table-count="2" meta:cell-count="620" meta:object-count="0"/>
    <meta:user-defined meta:name="Info 1"/>
    <meta:user-defined meta:name="Info 2"/>
    <meta:user-defined meta:name="Info 3"/>
    <meta:user-defined meta:name="Info 4"/>
  </office:meta>
</office:document-meta>
</file>